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2.2811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3.0626in"/>
    </style:style>
    <style:style style:name="co8" style:family="table-column">
      <style:table-column-properties fo:break-before="auto" style:column-width="2.9374in"/>
    </style:style>
    <style:style style:name="ro1" style:family="table-row">
      <style:table-row-properties style:row-height="0.5972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5" style:family="table-row">
      <style:table-row-properties style:row-height="0.4028in" fo:break-before="auto" style:use-optimal-row-height="false"/>
    </style:style>
    <style:style style:name="ro22" style:family="table-row">
      <style:table-row-properties style:row-height="0.1807in" fo:break-before="auto" style:use-optimal-row-height="false"/>
    </style:style>
    <style:style style:name="ro23" style:family="table-row">
      <style:table-row-properties style:row-height="0.1807in" fo:break-before="auto" style:use-optimal-row-height="tru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209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2693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2382in" fo:break-before="auto" style:use-optimal-row-height="fals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1756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1681in" fo:break-before="auto" style:use-optimal-row-height="true"/>
    </style:style>
    <style:style style:name="ro25" style:family="table-row">
      <style:table-row-properties style:row-height="0.1756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285bac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wrap-option="wrap" style:vertical-align="bottom"/>
    </style:style>
    <style:style style:name="ce13" style:family="table-cell" style:parent-style-name="Default">
      <style:table-cell-properties fo:background-color="#c27ba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color="#285bac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 style:vertical-align="bottom"/>
      <style:text-properties fo:color="#285bac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color="#ff0000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ext-properties fo:color="#ff0000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3" table:number-columns-repeated="2" table:default-cell-style-name="ce2"/>
        <table:table-column table:style-name="co3" table:number-columns-repeated="16" table:default-cell-style-name="ce1"/>
        <table:table-column table:style-name="co3" table:number-columns-repeated="1004" table:default-cell-style-name="Default"/>
        <table:table-row table:style-name="ro1">
          <table:table-cell office:value-type="string">
            <text:p>Table Name:=student_basic_info</text:p>
          </table:table-cell>
          <table:table-cell table:style-name="ce2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Size</text:p>
          </table:table-cell>
          <table:table-cell table:style-name="ce28" table:number-columns-repeated="16"/>
          <table:table-cell table:style-name="ce30" table:number-columns-repeated="1004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2">
          <table:table-cell office:value-type="string">
            <text:p>student_id</text:p>
          </table:table-cell>
          <table:table-cell office:value-type="string">
            <text:p>Student id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student_roll_no</text:p>
          </table:table-cell>
          <table:table-cell office:value-type="string">
            <text:p>Student roll no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7">
          <table:table-cell table:style-name="ce18" office:value-type="string">
            <text:p>student_merit_no</text:p>
          </table:table-cell>
          <table:table-cell table:style-name="ce18" office:value-type="string">
            <text:p>Student reg no i.e ACPC merit no.</text:p>
          </table:table-cell>
          <table:table-cell table:style-name="ce18" office:value-type="string">
            <text:p>varchar</text:p>
          </table:table-cell>
          <table:table-cell table:style-name="ce18" office:value-type="float" office:value="15">
            <text:p>15</text:p>
          </table:table-cell>
          <table:table-cell table:style-name="ce18" table:number-columns-repeated="16"/>
          <table:table-cell table:style-name="ce31" table:number-columns-repeated="1004"/>
        </table:table-row>
        <table:table-row table:style-name="ro8">
          <table:table-cell table:style-name="ce18" office:value-type="string">
            <text:p>student_enroll_no</text:p>
          </table:table-cell>
          <table:table-cell office:value-type="string">
            <text:p>Student enrollment no (ACPC registeration no.)</text:p>
          </table:table-cell>
          <table:table-cell office:value-type="string">
            <text:p>varchar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5">
          <table:table-cell table:style-name="ce18" office:value-type="string">
            <text:p>student_college_id</text:p>
          </table:table-cell>
          <table:table-cell office:value-type="string">
            <text:p>College id for student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5">
          <table:table-cell office:value-type="string">
            <text:p>student_first_name</text:p>
          </table:table-cell>
          <table:table-cell office:value-type="string">
            <text:p>Its first name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5">
          <table:table-cell office:value-type="string">
            <text:p>student_middle_name</text:p>
          </table:table-cell>
          <table:table-cell office:value-type="string">
            <text:p>Its middle name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5">
          <table:table-cell office:value-type="string">
            <text:p>student_last_name</text:p>
          </table:table-cell>
          <table:table-cell office:value-type="string">
            <text:p>Student last name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5">
          <table:table-cell office:value-type="string">
            <text:p>student_father_name</text:p>
          </table:table-cell>
          <table:table-cell office:value-type="string">
            <text:p>student father name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5">
          <table:table-cell office:value-type="string">
            <text:p>student_mother_name</text:p>
          </table:table-cell>
          <table:table-cell office:value-type="string">
            <text:p>student mother name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5">
          <table:table-cell table:style-name="ce18" office:value-type="string">
            <text:p>student_sem</text:p>
          </table:table-cell>
          <table:table-cell office:value-type="string">
            <text:p>Student semester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5">
          <table:table-cell office:value-type="string">
            <text:p>student_adm_date</text:p>
          </table:table-cell>
          <table:table-cell office:value-type="string">
            <text:p>Student admission date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>
            <text:p>student_dob</text:p>
          </table:table-cell>
          <table:table-cell office:value-type="string">
            <text:p>Student birthdate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5">
          <table:table-cell office:value-type="string">
            <text:p>student_birthplace</text:p>
          </table:table-cell>
          <table:table-cell office:value-type="string">
            <text:p>Student birthplace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table:style-name="ce2" table:number-columns-repeated="16"/>
          <table:table-cell table:style-name="ce25" table:number-columns-repeated="1004"/>
        </table:table-row>
        <table:table-row table:style-name="ro2">
          <table:table-cell office:value-type="string">
            <text:p>student_gender</text:p>
          </table:table-cell>
          <table:table-cell office:value-type="string">
            <text:p>Student gender</text:p>
          </table:table-cell>
          <table:table-cell office:value-type="string">
            <text:p>varchar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5">
          <table:table-cell office:value-type="string">
            <text:p>student_guardian_name</text:p>
          </table:table-cell>
          <table:table-cell office:value-type="string">
            <text:p>Student guard name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5">
          <table:table-cell office:value-type="string">
            <text:p>student_guardian_relation</text:p>
          </table:table-cell>
          <table:table-cell office:value-type="string">
            <text:p>Student guard relation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5">
          <table:table-cell office:value-type="string">
            <text:p>student_guardian_qualification</text:p>
          </table:table-cell>
          <table:table-cell office:value-type="string">
            <text:p>Student guardian qualification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5">
          <table:table-cell office:value-type="string">
            <text:p>student_guardian_occupation</text:p>
          </table:table-cell>
          <table:table-cell office:value-type="string">
            <text:p>Guardian occupation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5">
          <table:table-cell office:value-type="string">
            <text:p>student_guardian_income</text:p>
          </table:table-cell>
          <table:table-cell office:value-type="string">
            <text:p>Guardian income</text:p>
          </table:table-cell>
          <table:table-cell office:value-type="string">
            <text:p>varchar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student_guardian_occupation_address</text:p>
          </table:table-cell>
          <table:table-cell office:value-type="string">
            <text:p>Guardian address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5">
          <table:table-cell office:value-type="string">
            <text:p>student_guardian_occupation_city</text:p>
          </table:table-cell>
          <table:table-cell office:value-type="string">
            <text:p>Guardian city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5">
          <table:table-cell office:value-type="string">
            <text:p>student_guardian_city_pin</text:p>
          </table:table-cell>
          <table:table-cell office:value-type="string">
            <text:p>student Guardian city pin no</text:p>
          </table:table-cell>
          <table:table-cell office:value-type="string">
            <text:p>int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student_guardian_home_address</text:p>
          </table:table-cell>
          <table:table-cell office:value-type="string">
            <text:p>Student guardian permanant address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5">
          <table:table-cell office:value-type="string">
            <text:p>student_guardian_phoneno</text:p>
          </table:table-cell>
          <table:table-cell office:value-type="string">
            <text:p>Guardian phone no</text:p>
          </table:table-cell>
          <table:table-cell office:value-type="string">
            <text:p>int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5">
          <table:table-cell office:value-type="string">
            <text:p>student_guardian_mobile</text:p>
          </table:table-cell>
          <table:table-cell office:value-type="string">
            <text:p>Guardian mobile no</text:p>
          </table:table-cell>
          <table:table-cell office:value-type="string">
            <text:p>int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5">
          <table:table-cell office:value-type="string">
            <text:p>student_email_id_1</text:p>
          </table:table-cell>
          <table:table-cell office:value-type="string">
            <text:p>student email id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16"/>
          <table:table-cell table:style-name="ce32" table:number-columns-repeated="1004"/>
        </table:table-row>
        <table:table-row table:style-name="ro5">
          <table:table-cell office:value-type="string">
            <text:p>student_email_id_2</text:p>
          </table:table-cell>
          <table:table-cell office:value-type="string">
            <text:p>student email id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16"/>
          <table:table-cell table:style-name="ce32" table:number-columns-repeated="1004"/>
        </table:table-row>
        <table:table-row table:style-name="ro5">
          <table:table-cell office:value-type="string">
            <text:p>student_bloodgroup</text:p>
          </table:table-cell>
          <table:table-cell office:value-type="string">
            <text:p>student blood group</text:p>
          </table:table-cell>
          <table:table-cell office:value-type="string">
            <text:p>varchar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student_tally_id</text:p>
          </table:table-cell>
          <table:table-cell table:style-name="Default" office:value-type="string">
            <text:p>student's tally id</text:p>
          </table:table-cell>
          <table:table-cell table:style-name="Default" office:value-type="string">
            <text:p>decimal</text:p>
          </table:table-cell>
          <table:table-cell table:style-name="Default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9">
          <table:table-cell office:value-type="string">
            <text:p>Table Name:=student_address</text:p>
          </table:table-cell>
          <table:table-cell table:style-name="ce2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Size</text:p>
          </table:table-cell>
          <table:table-cell table:style-name="ce28" table:number-columns-repeated="16"/>
          <table:table-cell table:style-name="ce30" table:number-columns-repeated="1004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student_address_id</text:p>
          </table:table-cell>
          <table:table-cell office:value-type="string">
            <text:p>student address id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5">
          <table:table-cell office:value-type="string">
            <text:p>student_address_c_line1</text:p>
          </table:table-cell>
          <table:table-cell office:value-type="string">
            <text:p>Student address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5">
          <table:table-cell office:value-type="string">
            <text:p>student_address_c_line2</text:p>
          </table:table-cell>
          <table:table-cell office:value-type="string">
            <text:p>Student address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5">
          <table:table-cell office:value-type="string">
            <text:p>student_address_c_country</text:p>
          </table:table-cell>
          <table:table-cell office:value-type="string">
            <text:p>Students country</text:p>
          </table:table-cell>
          <table:table-cell office:value-type="string">
            <text:p>int 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5">
          <table:table-cell office:value-type="string">
            <text:p>student_address_c_city</text:p>
          </table:table-cell>
          <table:table-cell office:value-type="string">
            <text:p>Student city</text:p>
          </table:table-cell>
          <table:table-cell office:value-type="string">
            <text:p>int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5">
          <table:table-cell office:value-type="string">
            <text:p>student_address_c_pin</text:p>
          </table:table-cell>
          <table:table-cell office:value-type="string">
            <text:p>Student pin no</text:p>
          </table:table-cell>
          <table:table-cell office:value-type="string">
            <text:p>int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5">
          <table:table-cell office:value-type="string">
            <text:p>student_address_c_state</text:p>
          </table:table-cell>
          <table:table-cell office:value-type="string">
            <text:p>Student state</text:p>
          </table:table-cell>
          <table:table-cell office:value-type="string">
            <text:p>int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5">
          <table:table-cell office:value-type="string">
            <text:p>student_address_p_line1</text:p>
          </table:table-cell>
          <table:table-cell office:value-type="string">
            <text:p>Student address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5">
          <table:table-cell office:value-type="string">
            <text:p>student_address_p_line2</text:p>
          </table:table-cell>
          <table:table-cell office:value-type="string">
            <text:p>Student address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5">
          <table:table-cell office:value-type="string">
            <text:p>student_address_p_city</text:p>
          </table:table-cell>
          <table:table-cell office:value-type="string">
            <text:p>Student city</text:p>
          </table:table-cell>
          <table:table-cell office:value-type="string">
            <text:p>int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5">
          <table:table-cell office:value-type="string">
            <text:p>student_address_p_pin</text:p>
          </table:table-cell>
          <table:table-cell office:value-type="string">
            <text:p>Student pin no</text:p>
          </table:table-cell>
          <table:table-cell office:value-type="string">
            <text:p>int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5">
          <table:table-cell office:value-type="string">
            <text:p>student_address_p_state</text:p>
          </table:table-cell>
          <table:table-cell office:value-type="string">
            <text:p>Student state</text:p>
          </table:table-cell>
          <table:table-cell office:value-type="string">
            <text:p>int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5">
          <table:table-cell office:value-type="string">
            <text:p>student_address_p_country</text:p>
          </table:table-cell>
          <table:table-cell office:value-type="string">
            <text:p>Students country</text:p>
          </table:table-cell>
          <table:table-cell office:value-type="string">
            <text:p>int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5">
          <table:table-cell office:value-type="string">
            <text:p>student_address_phone</text:p>
          </table:table-cell>
          <table:table-cell office:value-type="string">
            <text:p>Student phone no</text:p>
          </table:table-cell>
          <table:table-cell office:value-type="string">
            <text:p>int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5">
          <table:table-cell office:value-type="string">
            <text:p>student_address_mobile</text:p>
          </table:table-cell>
          <table:table-cell office:value-type="string">
            <text:p>Student mobile no</text:p>
          </table:table-cell>
          <table:table-cell office:value-type="string">
            <text:p>int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7">
          <table:table-cell office:value-type="string">
            <text:p>Table Name:=student_academic_record</text:p>
          </table:table-cell>
          <table:table-cell table:style-name="ce2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Siz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student_academic_record_id</text:p>
          </table:table-cell>
          <table:table-cell office:value-type="string">
            <text:p>Student academic record id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0">
          <table:table-cell office:value-type="string">
            <text:p>student_academic_record_student_id</text:p>
          </table:table-cell>
          <table:table-cell office:value-type="string">
            <text:p>Student info id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1">
          <table:table-cell office:value-type="string">
            <text:p>student_academic_record_degree_id</text:p>
          </table:table-cell>
          <table:table-cell office:value-type="string">
            <text:p>student degree id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2">
          <table:table-cell office:value-type="string">
            <text:p>student_academic_record_eduboard_id</text:p>
          </table:table-cell>
          <table:table-cell office:value-type="string">
            <text:p>Degree board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3">
          <table:table-cell office:value-type="string">
            <text:p>student_academic_record_passing_year</text:p>
          </table:table-cell>
          <table:table-cell office:value-type="string">
            <text:p>student academic passing year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14">
          <table:table-cell office:value-type="string">
            <text:p>student_academic_record_theory_marks</text:p>
          </table:table-cell>
          <table:table-cell office:value-type="string">
            <text:p>student academic theory total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4">
          <table:table-cell office:value-type="string">
            <text:p>student_academic_record_theory_percent</text:p>
          </table:table-cell>
          <table:table-cell office:value-type="string">
            <text:p>student academic theory percentage</text:p>
          </table:table-cell>
          <table:table-cell office:value-type="string">
            <text:p>varchar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5">
          <table:table-cell office:value-type="string">
            <text:p>student_academic_record_practical_marks</text:p>
          </table:table-cell>
          <table:table-cell office:value-type="string">
            <text:p>student academic practical total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5">
          <table:table-cell office:value-type="string">
            <text:p>student_academic_record_practical_percent</text:p>
          </table:table-cell>
          <table:table-cell office:value-type="string">
            <text:p>student academic practical percentage</text:p>
          </table:table-cell>
          <table:table-cell office:value-type="string">
            <text:p>varchar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2">
          <table:table-cell office:value-type="string">
            <text:p>student_academic_record_total_marks</text:p>
          </table:table-cell>
          <table:table-cell office:value-type="string">
            <text:p>student academic <text:s/>total marks</text:p>
          </table:table-cell>
          <table:table-cell office:value-type="string">
            <text:p>int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2">
          <table:table-cell office:value-type="string">
            <text:p>student_academic_record_total_percent</text:p>
          </table:table-cell>
          <table:table-cell office:value-type="string">
            <text:p>student academic total percentage</text:p>
          </table:table-cell>
          <table:table-cell office:value-type="string">
            <text:p>varchar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6">
          <table:table-cell office:value-type="string">
            <text:p>student_academic_record_last_school</text:p>
          </table:table-cell>
          <table:table-cell office:value-type="string">
            <text:p>student academic last school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6">
          <table:table-cell office:value-type="string">
            <text:p>student_academic_record_status</text:p>
          </table:table-cell>
          <table:table-cell office:value-type="string">
            <text:p>student academic status</text:p>
          </table:table-cell>
          <table:table-cell office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2">
          <table:table-cell office:value-type="string">
            <text:p>TABLE NAME: academic_term</text:p>
          </table:table-cell>
          <table:table-cell table:style-name="ce25"/>
          <table:table-cell table:number-columns-repeated="1022"/>
        </table:table-row>
        <table:table-row table:style-name="ro2">
          <table:table-cell/>
          <table:table-cell table:style-name="ce25"/>
          <table:table-cell table:number-columns-repeated="1022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 office:value-type="string">
            <text:p>DATAYPE</text:p>
          </table:table-cell>
          <table:table-cell table:style-name="ce17" office:value-type="string">
            <text:p>SIZE</text:p>
          </table:table-cell>
          <table:table-cell table:style-name="ce17"/>
          <table:table-cell table:style-name="ce28" table:number-columns-repeated="16"/>
          <table:table-cell table:style-name="ce30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/>academic_term_id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<text:s/>academic_term_name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7">
          <table:table-cell office:value-type="string">
            <text:p>TABLE NAME: academic_term_period</text:p>
          </table:table-cell>
          <table:table-cell table:style-name="Default"/>
          <table:table-cell table:number-columns-repeated="1022"/>
        </table:table-row>
        <table:table-row table:style-name="ro17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 office:value-type="string">
            <text:p>DATAYPE</text:p>
          </table:table-cell>
          <table:table-cell table:style-name="ce17" office:value-type="string">
            <text:p>SIZE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17" table:number-columns-repeated="3"/>
          <table:table-cell table:style-name="ce25"/>
          <table:table-cell table:number-columns-repeated="1020"/>
        </table:table-row>
        <table:table-row table:style-name="ro2">
          <table:table-cell office:value-type="string">
            <text:p>academic_term_period_id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style-name="ce25"/>
          <table:table-cell table:number-columns-repeated="1020"/>
        </table:table-row>
        <table:table-row table:style-name="ro2">
          <table:table-cell office:value-type="string">
            <text:p>academic_term_period_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style-name="ce25"/>
          <table:table-cell table:number-columns-repeated="1020"/>
        </table:table-row>
        <table:table-row table:style-name="ro2">
          <table:table-cell office:value-type="string">
            <text:p>academic_term_period_start_date</text:p>
          </table:table-cell>
          <table:table-cell office:value-type="string">
            <text:p>date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office:value-type="string">
            <text:p>academic_term_period_end_date</text:p>
          </table:table-cell>
          <table:table-cell office:value-type="string">
            <text:p>date</text:p>
          </table:table-cell>
          <table:table-cell/>
          <table:table-cell table:style-name="ce25"/>
          <table:table-cell table:number-columns-repeated="1020"/>
        </table:table-row>
        <table:table-row table:style-name="ro12">
          <table:table-cell office:value-type="string">
            <text:p>academic_term_period_company_id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style-name="ce25"/>
          <table:table-cell table:number-columns-repeated="1020"/>
        </table:table-row>
        <table:table-row table:style-name="ro18">
          <table:table-cell office:value-type="string">
            <text:p>academic_term_period_created_by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style-name="ce25"/>
          <table:table-cell table:number-columns-repeated="1020"/>
        </table:table-row>
        <table:table-row table:style-name="ro12">
          <table:table-cell office:value-type="string">
            <text:p>academic_term_period_creation_date</text:p>
          </table:table-cell>
          <table:table-cell office:value-type="string">
            <text:p>datetime</text:p>
          </table:table-cell>
          <table:table-cell/>
          <table:table-cell table:style-name="ce2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9">
          <table:table-cell office:value-type="string">
            <text:p>TABLE NAME: academic_term_trans</text:p>
          </table:table-cell>
          <table:table-cell table:style-name="Default"/>
          <table:table-cell table:style-name="ce25" table:number-columns-repeated="2"/>
          <table:table-cell table:style-name="Default" table:number-columns-repeated="2"/>
          <table:table-cell table:style-name="ce19"/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Default" table:number-columns-repeated="18"/>
          <table:table-cell table:number-columns-repeated="1006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 office:value-type="string">
            <text:p>DATAYPE</text:p>
          </table:table-cell>
          <table:table-cell table:style-name="ce17" office:value-type="string">
            <text:p>SIZE</text:p>
          </table:table-cell>
          <table:table-cell table:style-name="ce26"/>
          <table:table-cell table:style-name="Default" table:number-columns-repeated="2"/>
          <table:table-cell table:style-name="ce26" table:number-columns-repeated="4"/>
          <table:table-cell table:style-name="Default" table:number-columns-repeated="2"/>
          <table:table-cell table:style-name="ce26" table:number-columns-repeated="4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office:value-type="string">
            <text:p>academic_term_trans_id</text:p>
          </table:table-cell>
          <table:table-cell table:style-name="Default" office:value-type="string">
            <text:p>int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15"/>
          <table:table-cell table:number-columns-repeated="1006"/>
        </table:table-row>
        <table:table-row table:style-name="ro2">
          <table:table-cell table:style-name="ce19" office:value-type="string">
            <text:p>academic_term_trans_academic_term_id</text:p>
          </table:table-cell>
          <table:table-cell table:style-name="ce19" office:value-type="string">
            <text:p>int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19" table:number-columns-repeated="4"/>
          <table:table-cell table:style-name="Default" table:number-columns-repeated="2"/>
          <table:table-cell table:style-name="ce19" table:number-columns-repeated="4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19" office:value-type="string">
            <text:p>academic_term_trans_academicterm_period_id</text:p>
          </table:table-cell>
          <table:table-cell table:style-name="ce19" office:value-type="string">
            <text:p>int</text:p>
          </table:table-cell>
          <table:table-cell table:style-name="ce19"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19" table:number-columns-repeated="4"/>
          <table:table-cell table:style-name="Default" table:number-columns-repeated="2"/>
          <table:table-cell table:style-name="ce19" table:number-columns-repeated="4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7">
          <table:table-cell table:style-name="ce19" office:value-type="string">
            <text:p>TABLE NAME: division</text:p>
          </table:table-cell>
          <table:table-cell table:style-name="Default"/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/>
          <table:table-cell table:style-name="ce17" office:value-type="string">
            <text:p>DATAYPE</text:p>
          </table:table-cell>
          <table:table-cell table:style-name="ce17" office:value-type="string">
            <text:p>SIZE</text:p>
          </table:table-cell>
          <table:table-cell table:style-name="ce28" table:number-columns-repeated="16"/>
          <table:table-cell table:style-name="ce30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vision_id</text:p>
          </table:table-cell>
          <table:table-cell table:style-name="ce25"/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division_name</text:p>
          </table:table-cell>
          <table:table-cell table:style-name="ce25"/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20">
          <table:table-cell office:value-type="string">
            <text:p>division_organization_id</text:p>
          </table:table-cell>
          <table:table-cell/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1">
          <table:table-cell office:value-type="string">
            <text:p>division_created_by</text:p>
          </table:table-cell>
          <table:table-cell/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8">
          <table:table-cell office:value-type="string">
            <text:p>division_creation_date</text:p>
          </table:table-cell>
          <table:table-cell/>
          <table:table-cell office:value-type="string">
            <text:p>datetime</text:p>
          </table:table-cell>
          <table:table-cell table:number-columns-repeated="1021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5">
          <table:table-cell table:style-name="ce19" office:value-type="string">
            <text:p>TABLE NAME: batch</text:p>
          </table:table-cell>
          <table:table-cell table:style-name="Default"/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17" office:value-type="string">
            <text:p>FIELD NAM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DATAYPE</text:p>
          </table:table-cell>
          <table:table-cell table:style-name="ce17" office:value-type="string">
            <text:p>SIZE</text:p>
          </table:table-cell>
          <table:table-cell table:style-name="ce28" table:number-columns-repeated="16"/>
          <table:table-cell table:style-name="ce30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tch_id</text:p>
          </table:table-cell>
          <table:table-cell table:style-name="ce25"/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batch_name</text:p>
          </table:table-cell>
          <table:table-cell table:style-name="ce25"/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batch_organization_id</text:p>
          </table:table-cell>
          <table:table-cell/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batch_created_by</text:p>
          </table:table-cell>
          <table:table-cell/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7">
          <table:table-cell office:value-type="string">
            <text:p>batch_creation_date</text:p>
          </table:table-cell>
          <table:table-cell/>
          <table:table-cell office:value-type="string">
            <text:p>dateti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TABLE NAME: student_docs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1" office:value-type="string">
            <text:p>FIELD NAME</text:p>
          </table:table-cell>
          <table:table-cell table:style-name="ce21" office:value-type="string">
            <text:p>DATAYPE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COLLATION</text:p>
          </table:table-cell>
          <table:table-cell table:style-name="ce29" table:number-columns-repeated="16"/>
          <table:table-cell table:style-name="ce33" table:number-columns-repeated="1004"/>
        </table:table-row>
        <table:table-row table:style-name="ro2">
          <table:table-cell table:style-name="Default" table:number-columns-repeated="4"/>
          <table:table-cell table:style-name="ce18" table:number-columns-repeated="16"/>
          <table:table-cell table:style-name="ce31" table:number-columns-repeated="1004"/>
        </table:table-row>
        <table:table-row table:style-name="ro5">
          <table:table-cell table:style-name="ce22" office:value-type="string">
            <text:p>student_docs_id</text:p>
          </table:table-cell>
          <table:table-cell table:style-name="ce22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7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5">
          <table:table-cell table:style-name="ce22" office:value-type="string">
            <text:p>student_docs_desc</text:p>
          </table:table-cell>
          <table:table-cell table:style-name="ce22" office:value-type="string">
            <text:p>varchar</text:p>
          </table:table-cell>
          <table:table-cell table:style-name="ce22" office:value-type="float" office:value="50">
            <text:p>50</text:p>
          </table:table-cell>
          <table:table-cell table:style-name="ce27" office:value-type="string">
            <text:p>utf8_unicode_ci</text:p>
          </table:table-cell>
          <table:table-cell table:style-name="ce18" table:number-columns-repeated="16"/>
          <table:table-cell table:style-name="ce31" table:number-columns-repeated="1004"/>
        </table:table-row>
        <table:table-row table:style-name="ro2">
          <table:table-cell table:style-name="ce22" office:value-type="string">
            <text:p>student_docs_path</text:p>
          </table:table-cell>
          <table:table-cell table:style-name="ce22" office:value-type="string">
            <text:p>varchar</text:p>
          </table:table-cell>
          <table:table-cell table:style-name="ce22" office:value-type="float" office:value="150">
            <text:p>150</text:p>
          </table:table-cell>
          <table:table-cell table:style-name="ce27" office:value-type="string">
            <text:p>utf8_unicode_ci</text:p>
          </table:table-cell>
          <table:table-cell table:style-name="ce18" table:number-columns-repeated="16"/>
          <table:table-cell table:style-name="ce31" table:number-columns-repeated="1004"/>
        </table:table-row>
        <table:table-row table:style-name="ro2">
          <table:table-cell table:style-name="Default" table:number-columns-repeated="4"/>
          <table:table-cell table:style-name="ce18" table:number-columns-repeated="16"/>
          <table:table-cell table:style-name="ce31" table:number-columns-repeated="1004"/>
        </table:table-row>
        <table:table-row table:style-name="ro5">
          <table:table-cell table:style-name="ce20" office:value-type="string">
            <text:p>TABLE NAME: student_photos</text:p>
          </table:table-cell>
          <table:table-cell table:style-name="Default" table:number-columns-repeated="3"/>
          <table:table-cell table:style-name="ce18" table:number-columns-repeated="16"/>
          <table:table-cell table:style-name="ce31" table:number-columns-repeated="1004"/>
        </table:table-row>
        <table:table-row table:style-name="ro24">
          <table:table-cell table:style-name="Default" table:number-columns-repeated="20"/>
          <table:table-cell table:number-columns-repeated="1004"/>
        </table:table-row>
        <table:table-row table:style-name="ro24">
          <table:table-cell table:style-name="ce21" office:value-type="string">
            <text:p>FIELD NAME</text:p>
          </table:table-cell>
          <table:table-cell table:style-name="ce21" office:value-type="string">
            <text:p>DATAYPE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COLLATION</text:p>
          </table:table-cell>
          <table:table-cell table:style-name="ce30" table:number-columns-repeated="1020"/>
        </table:table-row>
        <table:table-row table:style-name="ro24">
          <table:table-cell table:style-name="Default" table:number-columns-repeated="20"/>
          <table:table-cell table:number-columns-repeated="1004"/>
        </table:table-row>
        <table:table-row table:style-name="ro25">
          <table:table-cell table:style-name="ce22" office:value-type="string">
            <text:p>student_photos_id</text:p>
          </table:table-cell>
          <table:table-cell table:style-name="ce22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7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2" office:value-type="string">
            <text:p>student_photos_desc</text:p>
          </table:table-cell>
          <table:table-cell table:style-name="ce22" office:value-type="string">
            <text:p>varchar</text:p>
          </table:table-cell>
          <table:table-cell table:style-name="ce22" office:value-type="float" office:value="50">
            <text:p>50</text:p>
          </table:table-cell>
          <table:table-cell table:style-name="ce27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2" office:value-type="string">
            <text:p>student_photos_path</text:p>
          </table:table-cell>
          <table:table-cell table:style-name="ce22" office:value-type="string">
            <text:p>varchar</text:p>
          </table:table-cell>
          <table:table-cell table:style-name="ce22" office:value-type="float" office:value="150">
            <text:p>150</text:p>
          </table:table-cell>
          <table:table-cell table:style-name="ce27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4">
          <table:table-cell table:style-name="Default" table:number-columns-repeated="20"/>
          <table:table-cell table:number-columns-repeated="1004"/>
        </table:table-row>
        <table:table-row table:style-name="ro25">
          <table:table-cell table:style-name="ce20" office:value-type="string">
            <text:p>TABLE NAME: <text:span text:style-name="T1">student</text:span>_docs_trans</text:p>
          </table:table-cell>
          <table:table-cell table:style-name="Default" table:number-columns-repeated="19"/>
          <table:table-cell table:number-columns-repeated="1004"/>
        </table:table-row>
        <table:table-row table:style-name="ro24">
          <table:table-cell table:style-name="Default" table:number-columns-repeated="20"/>
          <table:table-cell table:number-columns-repeated="1004"/>
        </table:table-row>
        <table:table-row table:style-name="ro24">
          <table:table-cell table:style-name="ce21" office:value-type="string">
            <text:p>FIELD NAME</text:p>
          </table:table-cell>
          <table:table-cell table:style-name="ce21" office:value-type="string">
            <text:p>DATAYPE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COLLATION</text:p>
          </table:table-cell>
          <table:table-cell table:style-name="ce30" table:number-columns-repeated="1020"/>
        </table:table-row>
        <table:table-row table:style-name="ro24">
          <table:table-cell table:style-name="Default" table:number-columns-repeated="20"/>
          <table:table-cell table:number-columns-repeated="1004"/>
        </table:table-row>
        <table:table-row table:style-name="ro25">
          <table:table-cell table:style-name="ce23" office:value-type="string">
            <text:p>student_docs_trans_id</text:p>
          </table:table-cell>
          <table:table-cell table:style-name="ce22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7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3" office:value-type="string">
            <text:p>student_docs_trans_user_id</text:p>
          </table:table-cell>
          <table:table-cell table:style-name="ce22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7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3" office:value-type="string">
            <text:p>student_docs_trans_stud_docs_id</text:p>
          </table:table-cell>
          <table:table-cell table:style-name="ce22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7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4" table:number-rows-repeated="2">
          <table:table-cell table:style-name="Default" table:number-columns-repeated="20"/>
          <table:table-cell table:number-columns-repeated="1004"/>
        </table:table-row>
        <table:table-row table:style-name="ro24">
          <table:table-cell table:style-name="ce20" office:value-type="string">
            <text:p>TABLE NAME: student_transaction</text:p>
          </table:table-cell>
          <table:table-cell table:style-name="Default" table:number-columns-repeated="19"/>
          <table:table-cell table:number-columns-repeated="1004"/>
        </table:table-row>
        <table:table-row table:style-name="ro24">
          <table:table-cell table:style-name="Default" table:number-columns-repeated="20"/>
          <table:table-cell table:number-columns-repeated="1004"/>
        </table:table-row>
        <table:table-row table:style-name="ro24">
          <table:table-cell table:style-name="ce21" office:value-type="string">
            <text:p>FIELD NAME</text:p>
          </table:table-cell>
          <table:table-cell table:style-name="ce21" office:value-type="string">
            <text:p>DATAYPE</text:p>
          </table:table-cell>
          <table:table-cell table:style-name="ce21" office:value-type="string">
            <text:p>SIZE</text:p>
          </table:table-cell>
          <table:table-cell table:style-name="ce21" office:value-type="string">
            <text:p>COLLATION</text:p>
          </table:table-cell>
          <table:table-cell table:style-name="ce30" table:number-columns-repeated="1020"/>
        </table:table-row>
        <table:table-row table:style-name="ro24">
          <table:table-cell table:style-name="Default" table:number-columns-repeated="2"/>
          <table:table-cell table:style-name="ce22"/>
          <table:table-cell table:style-name="ce20"/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id</text:p>
          </table:table-cell>
          <table:table-cell table:style-name="ce24" office:value-type="string">
            <text:p>int</text:p>
          </table:table-cell>
          <table:table-cell table:style-name="ce22" office:value-type="float" office:value="9">
            <text:p>9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user_id</text:p>
          </table:table-cell>
          <table:table-cell table:style-name="ce24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student_info_id</text:p>
          </table:table-cell>
          <table:table-cell table:style-name="ce24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branch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category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organization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student_address_id</text:p>
          </table:table-cell>
          <table:table-cell table:style-name="ce24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nationality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quota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religion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shift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Default" office:value-type="string">
            <text:p>student_transaction_languages_known_id</text:p>
          </table:table-cell>
          <table:table-cell table:style-name="Default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Default" office:value-type="string">
            <text:p>student_transaction_student_photos_id</text:p>
          </table:table-cell>
          <table:table-cell table:style-name="Default" office:value-type="string">
            <text:p>int</text:p>
          </table:table-cell>
          <table:table-cell table:style-name="ce22" office:value-type="float" office:value="5">
            <text:p>5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division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ce24" office:value-type="string">
            <text:p>student_transaction_batch_id</text:p>
          </table:table-cell>
          <table:table-cell table:style-name="ce24" office:value-type="string">
            <text:p>int</text:p>
          </table:table-cell>
          <table:table-cell table:style-name="ce22" office:value-type="float" office:value="2">
            <text:p>2</text:p>
          </table:table-cell>
          <table:table-cell table:style-name="ce20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  <table:table-row table:style-name="ro25">
          <table:table-cell table:style-name="Default" office:value-type="string">
            <text:p>student_academic_term_period_tran_id</text:p>
          </table:table-cell>
          <table:table-cell table:style-name="Default" office:value-type="string">
            <text:p>int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utf8_unicode_ci</text:p>
          </table:table-cell>
          <table:table-cell table:style-name="Default" table:number-columns-repeated="16"/>
          <table:table-cell table:number-columns-repeated="1004"/>
        </table:table-row>
      </table:table>
      <table:table table:name="Sheet2" table:style-name="ta1">
        <table:table-column table:style-name="co3" table:number-columns-repeated="1024" table:default-cell-style-name="Default"/>
        <table:table-row table:style-name="ro1">
          <table:table-cell table:style-name="ce1"/>
          <table:table-cell table:style-name="ce1" office:value-type="string">
            <text:p>Table Name:=student_education_detail</text:p>
          </table:table-cell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Field 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ize</text:p>
          </table:table-cell>
          <table:table-cell table:number-columns-repeated="1020"/>
        </table:table-row>
        <table:table-row table:style-name="ro2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student_info_id</text:p>
          </table:table-cell>
          <table:table-cell table:style-name="ce1" office:value-type="string">
            <text:p>Student id</text:p>
          </table:table-cell>
          <table:table-cell table:style-name="ce1" office:value-type="string">
            <text:p>int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education_id</text:p>
          </table:table-cell>
          <table:table-cell table:style-name="ce1" office:value-type="string">
            <text:p>student education id</text:p>
          </table:table-cell>
          <table:table-cell table:style-name="ce1" office:value-type="string">
            <text:p>int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tudent_ssc_year</text:p>
          </table:table-cell>
          <table:table-cell table:style-name="ce1" office:value-type="string">
            <text:p>Student ssc year</text:p>
          </table:table-cell>
          <table:table-cell table:style-name="ce1" office:value-type="string">
            <text:p>int</text:p>
          </table:table-cell>
          <table:table-cell table:style-name="ce1" office:value-type="float" office:value="4">
            <text:p>4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ssc_board</text:p>
          </table:table-cell>
          <table:table-cell table:style-name="ce1" office:value-type="string">
            <text:p>Student board for ssc</text:p>
          </table:table-cell>
          <table:table-cell table:style-name="ce1" office:value-type="string">
            <text:p>varchar</text:p>
          </table:table-cell>
          <table:table-cell table:style-name="ce1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tudent_ssc_mark</text:p>
          </table:table-cell>
          <table:table-cell table:style-name="ce1" office:value-type="string">
            <text:p>Student ssc mark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ssc_mark_total</text:p>
          </table:table-cell>
          <table:table-cell table:style-name="ce1" office:value-type="string">
            <text:p>Student ssc mark of total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ssc_perc</text:p>
          </table:table-cell>
          <table:table-cell table:style-name="ce1" office:value-type="string">
            <text:p>Student ssc percentage</text:p>
          </table:table-cell>
          <table:table-cell table:style-name="ce1" office:value-type="string">
            <text:p>varchar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tudent_hsc_year</text:p>
          </table:table-cell>
          <table:table-cell table:style-name="ce1" office:value-type="string">
            <text:p>Student hsc year</text:p>
          </table:table-cell>
          <table:table-cell table:style-name="ce1" office:value-type="string">
            <text:p>int</text:p>
          </table:table-cell>
          <table:table-cell table:style-name="ce1" office:value-type="float" office:value="4">
            <text:p>4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hsc_board</text:p>
          </table:table-cell>
          <table:table-cell table:style-name="ce1" office:value-type="string">
            <text:p>Student hsc board</text:p>
          </table:table-cell>
          <table:table-cell table:style-name="ce1" office:value-type="string">
            <text:p>varchar</text:p>
          </table:table-cell>
          <table:table-cell table:style-name="ce1" office:value-type="float" office:value="50">
            <text:p>50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hsctheo</text:p>
          </table:table-cell>
          <table:table-cell table:style-name="ce1" office:value-type="string">
            <text:p>Student hsc theory marks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tudent_hsc_theo_total</text:p>
          </table:table-cell>
          <table:table-cell table:style-name="ce1" office:value-type="string">
            <text:p>Student hsc theory total marks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tudent_hsc_theo_perc</text:p>
          </table:table-cell>
          <table:table-cell table:style-name="ce1" office:value-type="string">
            <text:p>Student hsc theory percentage</text:p>
          </table:table-cell>
          <table:table-cell table:style-name="ce1" office:value-type="string">
            <text:p>varchar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hsc_prac</text:p>
          </table:table-cell>
          <table:table-cell table:style-name="ce1" office:value-type="string">
            <text:p>Student hsc practical marks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tudent_hsc_prac_total</text:p>
          </table:table-cell>
          <table:table-cell table:style-name="ce1" office:value-type="string">
            <text:p>Student hsc practical totalmarks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tudent_hsc_prac_perc</text:p>
          </table:table-cell>
          <table:table-cell table:style-name="ce1" office:value-type="string">
            <text:p>Student hsc practical percentage</text:p>
          </table:table-cell>
          <table:table-cell table:style-name="ce1" office:value-type="string">
            <text:p>varchar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cet_year</text:p>
          </table:table-cell>
          <table:table-cell table:style-name="ce1" office:value-type="string">
            <text:p>Student gujcet year</text:p>
          </table:table-cell>
          <table:table-cell table:style-name="ce1" office:value-type="string">
            <text:p>int</text:p>
          </table:table-cell>
          <table:table-cell table:style-name="ce1" office:value-type="float" office:value="4">
            <text:p>4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cet_specification</text:p>
          </table:table-cell>
          <table:table-cell table:style-name="ce1" office:value-type="string">
            <text:p>Student cet specification</text:p>
          </table:table-cell>
          <table:table-cell table:style-name="ce1" office:value-type="string">
            <text:p>varchar</text:p>
          </table:table-cell>
          <table:table-cell table:style-name="ce1" office:value-type="float" office:value="50">
            <text:p>50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cet_mark</text:p>
          </table:table-cell>
          <table:table-cell table:style-name="ce1" office:value-type="string">
            <text:p>Student cet marks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cetmarktotal</text:p>
          </table:table-cell>
          <table:table-cell table:style-name="ce1" office:value-type="string">
            <text:p>Student totalmarks </text:p>
          </table:table-cell>
          <table:table-cell table:style-name="ce1" office:value-type="string">
            <text:p>int</text:p>
          </table:table-cell>
          <table:table-cell table:style-name="ce1" office:value-type="float" office:value="4">
            <text:p>4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cet_perc</text:p>
          </table:table-cell>
          <table:table-cell table:style-name="ce1" office:value-type="string">
            <text:p>Student cet percentage</text:p>
          </table:table-cell>
          <table:table-cell table:style-name="ce1" office:value-type="string">
            <text:p>varchar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hsc_gujcet_mark</text:p>
          </table:table-cell>
          <table:table-cell table:style-name="ce1" office:value-type="string">
            <text:p>Student hsc gujcet totalmarks</text:p>
          </table:table-cell>
          <table:table-cell table:style-name="ce1" office:value-type="string">
            <text:p>int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student_lastschool</text:p>
          </table:table-cell>
          <table:table-cell table:style-name="ce1" office:value-type="string">
            <text:p>Student last school</text:p>
          </table:table-cell>
          <table:table-cell table:style-name="ce1" office:value-type="string">
            <text:p>varchar</text:p>
          </table:table-cell>
          <table:table-cell table:style-name="ce1" office:value-type="float" office:value="50">
            <text:p>50</text:p>
          </table:table-cell>
          <table:table-cell table:number-columns-repeated="1020"/>
        </table:table-row>
        <table:table-row table:style-name="ro22" table:number-rows-repeated="74">
          <table:table-cell table:number-columns-repeated="1024"/>
        </table:table-row>
        <table:table-row table:style-name="ro23" table:number-rows-repeated="1048475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22" table:number-rows-repeated="2">
          <table:table-cell table:number-columns-repeated="1024"/>
        </table:table-row>
        <table:table-row table:style-name="ro2">
          <table:table-cell/>
          <table:table-cell table:style-name="ce13" office:value-type="string">
            <text:p>Fees Tables</text:p>
          </table:table-cell>
          <table:table-cell table:number-columns-repeated="1022"/>
        </table:table-row>
        <table:table-row table:style-name="ro22">
          <table:table-cell table:number-columns-repeated="1024"/>
        </table:table-row>
        <table:table-row table:style-name="ro5">
          <table:table-cell table:style-name="ce10"/>
          <table:table-cell table:style-name="ce14" office:value-type="string">
            <text:p>TABLE <text:s/>WHICH <text:s/>IS <text:s/>CREATED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/>
          <table:table-cell table:style-name="ce15" office:value-type="string">
            <text:p>user</text:p>
          </table:table-cell>
          <table:table-cell table:style-name="ce10" table:number-columns-repeated="18"/>
          <table:table-cell table:number-columns-repeated="1004"/>
        </table:table-row>
        <table:table-row table:style-name="ro5">
          <table:table-cell/>
          <table:table-cell table:style-name="ce15" office:value-type="string">
            <text:p>permission_detail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/>
          <table:table-cell table:style-name="ce15" office:value-type="string">
            <text:p>company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/>
          <table:table-cell table:style-name="ce15" office:value-type="string">
            <text:p>stud_info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/>
          <table:table-cell table:style-name="ce15" office:value-type="string">
            <text:p>branch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/>
          <table:table-cell table:style-name="ce15" office:value-type="string">
            <text:p>employee</text:p>
          </table:table-cell>
          <table:table-cell table:style-name="ce10" table:number-columns-repeated="18"/>
          <table:table-cell table:number-columns-repeated="1004"/>
        </table:table-row>
        <table:table-row table:style-name="ro5">
          <table:table-cell/>
          <table:table-cell table:style-name="ce15" office:value-type="string">
            <text:p>employee_company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/>
          <table:table-cell table:style-name="ce15"/>
          <table:table-cell table:style-name="ce10" table:number-columns-repeated="18"/>
          <table:table-cell table:number-columns-repeated="1004"/>
        </table:table-row>
        <table:table-row table:style-name="ro2" table:number-rows-repeated="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0"/>
          <table:table-cell table:style-name="ce14" office:value-type="string">
            <text:p>TABLES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5">
          <table:table-cell table:style-name="ce10"/>
          <table:table-cell table:style-name="ce15" office:value-type="string">
            <text:p>Table Name::=admin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admin_id</text:p>
          </table:table-cell>
          <table:table-cell table:style-name="ce11" office:value-type="string">
            <text:p>int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">
          <table:table-cell table:style-name="ce10" office:value-type="string">
            <text:p>admin_name</text:p>
          </table:table-cell>
          <table:table-cell table:style-name="ce10" office:value-type="string">
            <text:p>varchar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10" office:value-type="string">
            <text:p>admin_user_id</text:p>
          </table:table-cell>
          <table:table-cell table:style-name="ce10" office:value-type="string">
            <text:p>int</text:p>
          </table:table-cell>
          <table:table-cell table:style-name="ce10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admin_email</text:p>
          </table:table-cell>
          <table:table-cell table:style-name="ce10" office:value-type="string">
            <text:p>varchar</text:p>
          </table:table-cell>
          <table:table-cell table:style-name="ce10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admin_mobile_no</text:p>
          </table:table-cell>
          <table:table-cell table:style-name="ce10" office:value-type="string">
            <text:p>varchar</text:p>
          </table:table-cell>
          <table:table-cell table:style-name="ce10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admin_status</text:p>
          </table:table-cell>
          <table:table-cell table:style-name="ce10" office:value-type="string">
            <text:p>int</text:p>
          </table:table-cell>
          <table:table-cell table:style-name="ce10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0" table:number-columns-repeated="3"/>
          <table:table-cell table:number-columns-repeated="1021"/>
        </table:table-row>
        <table:table-row table:style-name="ro22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admin_company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5">
          <table:table-cell table:style-name="ce12" office:value-type="string">
            <text:p>admin_company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admin_company_admin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admin_company_company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22" table:number-rows-repeated="2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fees_master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2">
          <table:table-cell table:style-name="ce12" office:value-type="string">
            <text:p>fees1_id</text:p>
          </table:table-cell>
          <table:table-cell table:style-name="ce12" office:value-type="string">
            <text:p>int</text:p>
          </table:table-cell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fees1_nam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100">
            <text:p>100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fees1_company_id</text:p>
          </table:table-cell>
          <table:table-cell table:style-name="ce10" office:value-type="string">
            <text:p>int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10" office:value-type="string">
            <text:p>fees1_status</text:p>
          </table:table-cell>
          <table:table-cell table:style-name="ce10" office:value-type="string">
            <text:p>tinyin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11" office:value-type="string">
            <text:p>fees1_created_by</text:p>
          </table:table-cell>
          <table:table-cell table:style-name="ce11" office:value-type="string">
            <text:p>int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5">
          <table:table-cell table:style-name="ce12" office:value-type="string">
            <text:p>fees1_created_date</text:p>
          </table:table-cell>
          <table:table-cell table:style-name="ce12" office:value-type="string">
            <text:p>datetime</text:p>
          </table:table-cell>
          <table:table-cell table:number-columns-repeated="1022"/>
        </table:table-row>
        <table:table-row table:style-name="ro22" table:number-rows-repeated="2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subject_master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2">
          <table:table-cell table:style-name="ce12" office:value-type="string">
            <text:p>subject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ubject_company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nam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cod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alias</text:p>
          </table:table-cell>
          <table:table-cell table:style-name="ce12" office:value-type="string">
            <text:p>varchar</text:p>
          </table:table-cell>
          <table:table-cell table:style-name="ce12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branch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sem</text:p>
          </table:table-cell>
          <table:table-cell table:style-name="ce12" office:value-type="string">
            <text:p>varchar</text:p>
          </table:table-cell>
          <table:table-cell table:style-name="ce12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status</text:p>
          </table:table-cell>
          <table:table-cell table:style-name="ce12" office:value-type="string">
            <text:p>varchar</text:p>
          </table:table-cell>
          <table:table-cell table:style-name="ce12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ubject_created_user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5">
            <text:p>3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ubject_created_dat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5">
            <text:p>3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ubject_updated_user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5">
            <text:p>3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ubject_updated_dat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remark1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remark2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ubject_remark3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5">
            <text:p>35</text:p>
          </table:table-cell>
          <table:table-cell table:number-columns-repeated="1021"/>
        </table:table-row>
        <table:table-row table:style-name="ro22" table:number-rows-repeated="3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sem_period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2">
          <table:table-cell table:style-name="ce12" office:value-type="string">
            <text:p>sem_period_id</text:p>
          </table:table-cell>
          <table:table-cell table:style-name="ce12" office:value-type="string">
            <text:p>int</text:p>
          </table:table-cell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em_period_nam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50">
            <text:p>5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em_period_company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em_period_status</text:p>
          </table:table-cell>
          <table:table-cell table:style-name="ce12" office:value-type="string">
            <text:p>tinyint</text:p>
          </table:table-cell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em_period_created_by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sem_period_created_date</text:p>
          </table:table-cell>
          <table:table-cell table:style-name="ce12" office:value-type="string">
            <text:p>datetime</text:p>
          </table:table-cell>
          <table:table-cell table:number-columns-repeated="1022"/>
        </table:table-row>
        <table:table-row table:style-name="ro22" table:number-rows-repeated="3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collage_fees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2">
          <table:table-cell table:style-name="ce12" office:value-type="string">
            <text:p>collage_fees_id</text:p>
          </table:table-cell>
          <table:table-cell table:style-name="ce12" office:value-type="string">
            <text:p>int</text:p>
          </table:table-cell>
          <table:table-cell table:style-name="ce1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roll_no</text:p>
          </table:table-cell>
          <table:table-cell table:style-name="ce12" office:value-type="string">
            <text:p>int</text:p>
          </table:table-cell>
          <table:table-cell table:style-name="ce12" office:value-type="float" office:value="255">
            <text:p>25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semester</text:p>
          </table:table-cell>
          <table:table-cell table:style-name="ce12" office:value-type="string">
            <text:p>varchar</text:p>
          </table:table-cell>
          <table:table-cell table:style-name="ce1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branch_id</text:p>
          </table:table-cell>
          <table:table-cell table:style-name="ce12" office:value-type="string">
            <text:p>int</text:p>
          </table:table-cell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collage_fees_date</text:p>
          </table:table-cell>
          <table:table-cell table:style-name="ce12" office:value-type="string">
            <text:p>date</text:p>
          </table:table-cell>
          <table:table-cell table:number-columns-repeated="1022"/>
        </table:table-row>
        <table:table-row table:style-name="ro5">
          <table:table-cell table:style-name="ce12" office:value-type="string">
            <text:p>collage_fees_recpt_no</text:p>
          </table:table-cell>
          <table:table-cell table:style-name="ce12" office:value-type="string">
            <text:p>int</text:p>
          </table:table-cell>
          <table:table-cell table:style-name="ce12" office:value-type="float" office:value="255">
            <text:p>25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stud_id</text:p>
          </table:table-cell>
          <table:table-cell table:style-name="ce12" office:value-type="string">
            <text:p>int</text:p>
          </table:table-cell>
          <table:table-cell table:style-name="ce1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return_status</text:p>
          </table:table-cell>
          <table:table-cell table:style-name="ce12" office:value-type="string">
            <text:p>varchar</text:p>
          </table:table-cell>
          <table:table-cell table:style-name="ce12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master_id</text:p>
          </table:table-cell>
          <table:table-cell table:style-name="ce12" office:value-type="string">
            <text:p>int</text:p>
          </table:table-cell>
          <table:table-cell table:style-name="ce1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sem_period</text:p>
          </table:table-cell>
          <table:table-cell table:style-name="ce12" office:value-type="string">
            <text:p>int</text:p>
          </table:table-cell>
          <table:table-cell table:style-name="ce1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subject_id</text:p>
          </table:table-cell>
          <table:table-cell table:style-name="ce12" office:value-type="string">
            <text:p>int</text:p>
          </table:table-cell>
          <table:table-cell table:style-name="ce12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company_id</text:p>
          </table:table-cell>
          <table:table-cell table:style-name="ce12" office:value-type="string">
            <text:p>int</text:p>
          </table:table-cell>
          <table:table-cell table:style-name="ce12" office:value-type="float" office:value="10">
            <text:p>10</text:p>
          </table:table-cell>
          <table:table-cell table:number-columns-repeated="1021"/>
        </table:table-row>
        <table:table-row table:style-name="ro22" table:number-rows-repeated="3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payment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2">
          <table:table-cell table:style-name="ce12" office:value-type="string">
            <text:p>payment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payment_collage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payment_fees_master_id</text:p>
          </table:table-cell>
          <table:table-cell table:style-name="ce12" office:value-type="string">
            <text:p>int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payment_ammount</text:p>
          </table:table-cell>
          <table:table-cell table:style-name="ce12" office:value-type="string">
            <text:p>int</text:p>
          </table:table-cell>
          <table:table-cell table:style-name="ce12" office:value-type="float" office:value="30">
            <text:p>3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payment_cheuqe_no</text:p>
          </table:table-cell>
          <table:table-cell table:style-name="ce12" office:value-type="string">
            <text:p>varchar</text:p>
          </table:table-cell>
          <table:table-cell table:style-name="ce12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payment_cheque_date</text:p>
          </table:table-cell>
          <table:table-cell table:style-name="ce12" office:value-type="string">
            <text:p>date</text:p>
          </table:table-cell>
          <table:table-cell table:style-name="ce12" office:value-type="float" office:value="40">
            <text:p>4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payment_bank_nam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payment_bank_branch</text:p>
          </table:table-cell>
          <table:table-cell table:style-name="ce12" office:value-type="string">
            <text:p>varchar</text:p>
          </table:table-cell>
          <table:table-cell table:style-name="ce12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yment_method</text:p>
          </table:table-cell>
          <table:table-cell table:style-name="ce12" office:value-type="string">
            <text:p>varchar</text:p>
          </table:table-cell>
          <table:table-cell table:style-name="ce12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ayment_type</text:p>
          </table:table-cell>
          <table:table-cell table:style-name="ce12" office:value-type="string">
            <text:p>varchar</text:p>
          </table:table-cell>
          <table:table-cell table:number-columns-repeated="1022"/>
        </table:table-row>
        <table:table-row table:style-name="ro22" table:number-rows-repeated="3">
          <table:table-cell table:number-columns-repeated="1024"/>
        </table:table-row>
        <table:table-row table:style-name="ro5">
          <table:table-cell table:style-name="ce10"/>
          <table:table-cell table:style-name="ce15" office:value-type="string">
            <text:p>Table Name::=fees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2">
          <table:table-cell table:style-name="ce12" office:value-type="string">
            <text:p>fees_id</text:p>
          </table:table-cell>
          <table:table-cell table:style-name="ce12" office:value-type="string">
            <text:p>int</text:p>
          </table:table-cell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fees_nam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500">
            <text:p>500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fees_company_id</text:p>
          </table:table-cell>
          <table:table-cell table:style-name="ce10" office:value-type="string">
            <text:p>int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10" office:value-type="string">
            <text:p>fees_status</text:p>
          </table:table-cell>
          <table:table-cell table:style-name="ce10" office:value-type="string">
            <text:p>tinyin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12" office:value-type="string">
            <text:p>fees_created_date</text:p>
          </table:table-cell>
          <table:table-cell table:style-name="ce12" office:value-type="string">
            <text:p>datetime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fees_amount</text:p>
          </table:table-cell>
          <table:table-cell table:style-name="ce12" office:value-type="string">
            <text:p>int</text:p>
          </table:table-cell>
          <table:table-cell table:style-name="ce12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fees1_id</text:p>
          </table:table-cell>
          <table:table-cell table:style-name="ce12" office:value-type="string">
            <text:p>int</text:p>
          </table:table-cell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22" table:number-rows-repeated="3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collage_fees_old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2">
          <table:table-cell table:number-columns-repeated="1024"/>
        </table:table-row>
        <table:table-row table:style-name="ro5">
          <table:table-cell table:style-name="ce12" office:value-type="string">
            <text:p>collage_fees_old_id</text:p>
          </table:table-cell>
          <table:table-cell table:style-name="ce12" office:value-type="string">
            <text:p>int</text:p>
          </table:table-cell>
          <table:table-cell table:style-name="ce1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merit_no</text:p>
          </table:table-cell>
          <table:table-cell table:style-name="ce12" office:value-type="string">
            <text:p>varchar</text:p>
          </table:table-cell>
          <table:table-cell table:style-name="ce12" office:value-type="float" office:value="50">
            <text:p>5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roll_no</text:p>
          </table:table-cell>
          <table:table-cell table:style-name="ce12" office:value-type="string">
            <text:p>varchar</text:p>
          </table:table-cell>
          <table:table-cell table:style-name="ce12" office:value-type="float" office:value="255">
            <text:p>25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semester</text:p>
          </table:table-cell>
          <table:table-cell table:style-name="ce12" office:value-type="string">
            <text:p>int</text:p>
          </table:table-cell>
          <table:table-cell table:style-name="ce12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branch_id</text:p>
          </table:table-cell>
          <table:table-cell table:style-name="ce12" office:value-type="string">
            <text:p>int</text:p>
          </table:table-cell>
          <table:table-cell table:style-name="ce12" office:value-type="float" office:value="50">
            <text:p>5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date</text:p>
          </table:table-cell>
          <table:table-cell table:style-name="ce12" office:value-type="string">
            <text:p>date</text:p>
          </table:table-cell>
          <table:table-cell table:number-columns-repeated="1022"/>
        </table:table-row>
        <table:table-row table:style-name="ro5">
          <table:table-cell table:style-name="ce12" office:value-type="string">
            <text:p>collage_fees_old_fee_type</text:p>
          </table:table-cell>
          <table:table-cell table:style-name="ce12" office:value-type="string">
            <text:p>varchar</text:p>
          </table:table-cell>
          <table:table-cell table:style-name="ce12" office:value-type="float" office:value="50">
            <text:p>5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ammount</text:p>
          </table:table-cell>
          <table:table-cell table:style-name="ce12" office:value-type="string">
            <text:p>varchar</text:p>
          </table:table-cell>
          <table:table-cell table:style-name="ce12" office:value-type="float" office:value="50">
            <text:p>5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fee_cheque_no</text:p>
          </table:table-cell>
          <table:table-cell table:style-name="ce12" office:value-type="string">
            <text:p>varchar</text:p>
          </table:table-cell>
          <table:table-cell table:style-name="ce12" office:value-type="float" office:value="30">
            <text:p>3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fee_date</text:p>
          </table:table-cell>
          <table:table-cell table:style-name="ce12" office:value-type="string">
            <text:p>date</text:p>
          </table:table-cell>
          <table:table-cell table:number-columns-repeated="1022"/>
        </table:table-row>
        <table:table-row table:style-name="ro5">
          <table:table-cell table:style-name="ce12" office:value-type="string">
            <text:p>collage_fees_old_fee_bank</text:p>
          </table:table-cell>
          <table:table-cell table:style-name="ce12" office:value-type="string">
            <text:p>varchar</text:p>
          </table:table-cell>
          <table:table-cell table:style-name="ce12" office:value-type="float" office:value="255">
            <text:p>25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quota</text:p>
          </table:table-cell>
          <table:table-cell table:style-name="ce12" office:value-type="string">
            <text:p>varchar</text:p>
          </table:table-cell>
          <table:table-cell table:style-name="ce12" office:value-type="float" office:value="70">
            <text:p>70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fee_recpt_no</text:p>
          </table:table-cell>
          <table:table-cell table:style-name="ce12" office:value-type="string">
            <text:p>int</text:p>
          </table:table-cell>
          <table:table-cell table:style-name="ce12" office:value-type="float" office:value="255">
            <text:p>255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chk_subbank</text:p>
          </table:table-cell>
          <table:table-cell table:style-name="ce12" office:value-type="string">
            <text:p>date</text:p>
          </table:table-cell>
          <table:table-cell table:number-columns-repeated="1022"/>
        </table:table-row>
        <table:table-row table:style-name="ro5">
          <table:table-cell table:style-name="ce12" office:value-type="string">
            <text:p>collage_fees_old_stud_id</text:p>
          </table:table-cell>
          <table:table-cell table:style-name="ce12" office:value-type="string">
            <text:p>int</text:p>
          </table:table-cell>
          <table:table-cell table:style-name="ce1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return_status</text:p>
          </table:table-cell>
          <table:table-cell table:style-name="ce12" office:value-type="string">
            <text:p>tinyint</text:p>
          </table:table-cell>
          <table:table-cell table:style-name="ce12" office:value-type="float" office:value="1">
            <text:p>1</text:p>
          </table:table-cell>
          <table:table-cell table:number-columns-repeated="1021"/>
        </table:table-row>
        <table:table-row table:style-name="ro5">
          <table:table-cell table:style-name="ce12" office:value-type="string">
            <text:p>collage_fees_old_status</text:p>
          </table:table-cell>
          <table:table-cell table:style-name="ce12" office:value-type="string">
            <text:p>varchar</text:p>
          </table:table-cell>
          <table:table-cell table:style-name="ce12" office:value-type="float" office:value="10">
            <text:p>10</text:p>
          </table:table-cell>
          <table:table-cell table:number-columns-repeated="1021"/>
        </table:table-row>
        <table:table-row table:style-name="ro22" table:number-rows-repeated="3">
          <table:table-cell table:number-columns-repeated="1024"/>
        </table:table-row>
        <table:table-row table:style-name="ro1">
          <table:table-cell table:style-name="ce10"/>
          <table:table-cell table:style-name="ce15" office:value-type="string">
            <text:p>Table Name::=stud_info1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">
          <table:table-cell table:style-name="ce11" office:value-type="string">
            <text:p>FIELD NAME</text:p>
          </table:table-cell>
          <table:table-cell table:style-name="ce11" office:value-type="string">
            <text:p>DATAYPE</text:p>
          </table:table-cell>
          <table:table-cell table:style-name="ce11" office:value-type="string">
            <text:p>SIZE</text:p>
          </table:table-cell>
          <table:table-cell table:style-name="ce11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6" table:number-columns-repeated="2"/>
          <table:table-cell table:number-columns-repeated="1004"/>
        </table:table-row>
        <table:table-row table:style-name="ro2">
          <table:table-cell table:style-name="ce11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stud_info1_roll_no</text:p>
          </table:table-cell>
          <table:table-cell table:style-name="ce2" office:value-type="string">
            <text:p>varchar</text:p>
          </table:table-cell>
          <table:table-cell table:style-name="ce2" office:value-type="float" office:value="11">
            <text:p>11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merit_no</text:p>
          </table:table-cell>
          <table:table-cell table:style-name="ce2" office:value-type="string">
            <text:p>varchar</text:p>
          </table:table-cell>
          <table:table-cell table:style-name="ce2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ud_info1_sem</text:p>
          </table:table-cell>
          <table:table-cell table:style-name="ce2" office:value-type="string">
            <text:p>int</text:p>
          </table:table-cell>
          <table:table-cell table:style-name="ce2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adm_date</text:p>
          </table:table-cell>
          <table:table-cell table:style-name="ce2" office:value-type="string">
            <text:p>date</text:p>
          </table:table-cell>
          <table:table-cell table:style-name="ce2"/>
          <table:table-cell table:number-columns-repeated="1021"/>
        </table:table-row>
        <table:table-row table:style-name="ro5">
          <table:table-cell table:style-name="ce2" office:value-type="string">
            <text:p>stud_info1_surname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fathername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grandname</text:p>
          </table:table-cell>
          <table:table-cell table:style-name="ce2" office:value-type="string">
            <text:p>varchar</text:p>
          </table:table-cell>
          <table:table-cell table:style-name="ce2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bithdate</text:p>
          </table:table-cell>
          <table:table-cell table:style-name="ce2" office:value-type="string">
            <text:p>date</text:p>
          </table:table-cell>
          <table:table-cell table:style-name="ce2"/>
          <table:table-cell table:number-columns-repeated="1021"/>
        </table:table-row>
        <table:table-row table:style-name="ro5">
          <table:table-cell table:style-name="ce2" office:value-type="string">
            <text:p>stud_info1_birthplace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nationality</text:p>
          </table:table-cell>
          <table:table-cell table:style-name="ce2" office:value-type="string">
            <text:p>varchar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ud_info1_religion</text:p>
          </table:table-cell>
          <table:table-cell table:style-name="ce2" office:value-type="string">
            <text:p>varchar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eduboard</text:p>
          </table:table-cell>
          <table:table-cell table:style-name="ce2" office:value-type="string">
            <text:p>varchar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ud_info1_gender</text:p>
          </table:table-cell>
          <table:table-cell table:style-name="ce2" office:value-type="string">
            <text:p>varchar</text:p>
          </table:table-cell>
          <table:table-cell table:style-name="ce2" office:value-type="float" office:value="6">
            <text:p>6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branch_id</text:p>
          </table:table-cell>
          <table:table-cell table:style-name="ce2" office:value-type="string">
            <text:p>int</text:p>
          </table:table-cell>
          <table:table-cell table:style-name="ce2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category</text:p>
          </table:table-cell>
          <table:table-cell table:style-name="ce2" office:value-type="string">
            <text:p>varchar</text:p>
          </table:table-cell>
          <table:table-cell table:style-name="ce2" office:value-type="float" office:value="6">
            <text:p>6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addline1</text:p>
          </table:table-cell>
          <table:table-cell table:style-name="ce2" office:value-type="string">
            <text:p>varchar</text:p>
          </table:table-cell>
          <table:table-cell table:style-name="ce2" office:value-type="float" office:value="16">
            <text:p>16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addline2</text:p>
          </table:table-cell>
          <table:table-cell table:style-name="ce2" office:value-type="string">
            <text:p>varchar</text:p>
          </table:table-cell>
          <table:table-cell table:style-name="ce2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ud_info1_addcity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addstate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ud_info1_addpin</text:p>
          </table:table-cell>
          <table:table-cell table:style-name="ce2" office:value-type="string">
            <text:p>int</text:p>
          </table:table-cell>
          <table:table-cell table:style-name="ce2" office:value-type="float" office:value="6">
            <text:p>6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addphone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addmobile</text:p>
          </table:table-cell>
          <table:table-cell table:style-name="ce2" office:value-type="string">
            <text:p>varchar</text:p>
          </table:table-cell>
          <table:table-cell table:style-name="ce2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ssc_year</text:p>
          </table:table-cell>
          <table:table-cell table:style-name="ce2" office:value-type="string">
            <text:p>int</text:p>
          </table:table-cell>
          <table:table-cell table:style-name="ce2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ssc_board</text:p>
          </table:table-cell>
          <table:table-cell table:style-name="ce2" office:value-type="string">
            <text:p>varchar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sscmark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sscmarktotal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sscprac</text:p>
          </table:table-cell>
          <table:table-cell table:style-name="ce2" office:value-type="string">
            <text:p>float</text:p>
          </table:table-cell>
          <table:table-cell table:style-name="ce2"/>
          <table:table-cell table:number-columns-repeated="1021"/>
        </table:table-row>
        <table:table-row table:style-name="ro5">
          <table:table-cell table:style-name="ce2" office:value-type="string">
            <text:p>stud_info1_hsc_year</text:p>
          </table:table-cell>
          <table:table-cell table:style-name="ce2" office:value-type="string">
            <text:p>int</text:p>
          </table:table-cell>
          <table:table-cell table:style-name="ce2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hsc_board</text:p>
          </table:table-cell>
          <table:table-cell table:style-name="ce2" office:value-type="string">
            <text:p>varchar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hsctheo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hsctheototal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hsctheoperc</text:p>
          </table:table-cell>
          <table:table-cell table:style-name="ce2" office:value-type="string">
            <text:p>float</text:p>
          </table:table-cell>
          <table:table-cell table:style-name="ce2"/>
          <table:table-cell table:number-columns-repeated="1021"/>
        </table:table-row>
        <table:table-row table:style-name="ro5">
          <table:table-cell table:style-name="ce2" office:value-type="string">
            <text:p>stud_info1_hscprac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hscpractotal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hscpracpers</text:p>
          </table:table-cell>
          <table:table-cell table:style-name="ce2" office:value-type="string">
            <text:p>float</text:p>
          </table:table-cell>
          <table:table-cell table:style-name="ce2"/>
          <table:table-cell table:number-columns-repeated="1021"/>
        </table:table-row>
        <table:table-row table:style-name="ro5">
          <table:table-cell table:style-name="ce2" office:value-type="string">
            <text:p>stud_info1_gujcat_year</text:p>
          </table:table-cell>
          <table:table-cell table:style-name="ce2" office:value-type="string">
            <text:p>int</text:p>
          </table:table-cell>
          <table:table-cell table:style-name="ce2" office:value-type="float" office:value="4">
            <text:p>4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ud_info1_gujcat_board</text:p>
          </table:table-cell>
          <table:table-cell table:style-name="ce2" office:value-type="string">
            <text:p>varchar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jcat_mark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jcatmarktotal</text:p>
          </table:table-cell>
          <table:table-cell table:style-name="ce2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jcatpers</text:p>
          </table:table-cell>
          <table:table-cell table:style-name="ce2" office:value-type="string">
            <text:p>float</text:p>
          </table:table-cell>
          <table:table-cell table:style-name="ce2" table:number-columns-repeated="2"/>
          <table:table-cell table:number-columns-repeated="1020"/>
        </table:table-row>
        <table:table-row table:style-name="ro5">
          <table:table-cell table:style-name="ce2" office:value-type="string">
            <text:p>stud_info1_lastschool</text:p>
          </table:table-cell>
          <table:table-cell table:style-name="ce2" office:value-type="string">
            <text:p>varchar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name</text:p>
          </table:table-cell>
          <table:table-cell table:style-name="ce2" office:value-type="string">
            <text:p>varchar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stud_info1_relation</text:p>
          </table:table-cell>
          <table:table-cell table:style-name="ce2" office:value-type="string">
            <text:p>varchar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quali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occu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income</text:p>
          </table:table-cell>
          <table:table-cell table:style-name="ce2" office:value-type="string">
            <text:p>int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occuadd</text:p>
          </table:table-cell>
          <table:table-cell table:style-name="ce2" office:value-type="string">
            <text:p>varchar</text:p>
          </table:table-cell>
          <table:table-cell table:style-name="ce2" office:value-type="float" office:value="100">
            <text:p>100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city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pin</text:p>
          </table:table-cell>
          <table:table-cell table:style-name="ce2" office:value-type="string">
            <text:p>int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phoneno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ardmobile</text:p>
          </table:table-cell>
          <table:table-cell table:style-name="ce2" office:value-type="string">
            <text:p>varchar</text:p>
          </table:table-cell>
          <table:table-cell table:style-name="ce2" office:value-type="float" office:value="13">
            <text:p>1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stud_info1_quota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stud_info1_id</text:p>
          </table:table-cell>
          <table:table-cell table:style-name="ce2" office:value-type="string">
            <text:p>bigint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stud_info1_status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created_by</text:p>
          </table:table-cell>
          <table:table-cell table:style-name="ce2" office:value-type="string">
            <text:p>int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created_date</text:p>
          </table:table-cell>
          <table:table-cell table:style-name="ce2" office:value-type="string">
            <text:p>datetime</text:p>
          </table:table-cell>
          <table:table-cell table:style-name="ce2" table:number-columns-repeated="2"/>
          <table:table-cell table:number-columns-repeated="1020"/>
        </table:table-row>
        <table:table-row table:style-name="ro5">
          <table:table-cell table:style-name="ce2" office:value-type="string">
            <text:p>stud_info1_modify_by</text:p>
          </table:table-cell>
          <table:table-cell table:style-name="ce2" office:value-type="string">
            <text:p>int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modify_date</text:p>
          </table:table-cell>
          <table:table-cell table:style-name="ce2" office:value-type="string">
            <text:p>datetime</text:p>
          </table:table-cell>
          <table:table-cell table:style-name="ce2" table:number-columns-repeated="2"/>
          <table:table-cell table:number-columns-repeated="1020"/>
        </table:table-row>
        <table:table-row table:style-name="ro5">
          <table:table-cell table:style-name="ce2" office:value-type="string">
            <text:p>stud_info1_ssc_seatno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hsc_seatno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gujcet_seatno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collage_id</text:p>
          </table:table-cell>
          <table:table-cell table:style-name="ce2" office:value-type="string">
            <text:p>int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date_sem</text:p>
          </table:table-cell>
          <table:table-cell table:style-name="ce2" office:value-type="string">
            <text:p>datetime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>
            <text:p>stud_info1_photo</text:p>
          </table:table-cell>
          <table:table-cell table:style-name="ce2" office:value-type="string">
            <text:p>varchar</text:p>
          </table:table-cell>
          <table:table-cell table:style-name="ce2" office:value-type="float" office:value="255">
            <text:p>25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remark1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remark2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remark3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remark4</text:p>
          </table:table-cell>
          <table:table-cell table:style-name="ce2" office:value-type="string">
            <text:p>varchar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>
            <text:p>stud_info1_remark5</text:p>
          </table:table-cell>
          <table:table-cell table:style-name="ce2" office:value-type="string">
            <text:p>date</text:p>
          </table:table-cell>
          <table:table-cell table:style-name="ce2" table:number-columns-repeated="2"/>
          <table:table-cell table:number-columns-repeated="1020"/>
        </table:table-row>
        <table:table-row table:style-name="ro2" table:number-rows-repeated="7">
          <table:table-cell table:style-name="ce2" table:number-columns-repeated="4"/>
          <table:table-cell table:number-columns-repeated="1020"/>
        </table:table-row>
        <table:table-row table:style-name="ro23" table:number-rows-repeated="1048336">
          <table:table-cell table:number-columns-repeated="1024"/>
        </table:table-row>
        <table:table-row table:style-name="ro2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text>$</number:text>
      <number:number number:decimal-places="2" number:min-integer-digits="1" number:grouping="true"/>
    </number:number-style>
    <number:number-style style:name="N136">
      <number:scientific-number number:decimal-places="1" number:min-integer-digits="3" number:min-exponent-digits="1"/>
    </number:number-style>
    <number:number-style style:name="N137">
      <number:text>$</number:text>
      <number:number number:decimal-places="2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20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1-26T20:03:03</dc:date>
    <meta:print-date>1969-12-31T16:00:00</meta:print-date>
    <meta:editing-duration>PT05H30M26S</meta:editing-duration>
    <meta:editing-cycles>14</meta:editing-cycles>
    <meta:generator>OpenOffice.org/3.2$Linux OpenOffice.org_project/320m19$Build-9505</meta:generator>
    <meta:document-statistic meta:table-count="3" meta:cell-count="1020" meta:object-count="0"/>
  </office:meta>
</office:document-meta>
</file>